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1.423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color="#ffffff" svg:stroke-opacity="50%" draw:fill="none" draw:opacity="100%" draw:textarea-horizontal-align="justify" draw:textarea-vertical-align="middle" draw:auto-grow-height="false" fo:min-height="24.514cm" fo:min-width="14.359cm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solid" draw:fill-color="#b8ffb8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838cm" fo:min-width="1.461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3.455cm" fo:padding-top="0.178cm" fo:padding-bottom="0.178cm" fo:padding-left="0.303cm" fo:padding-right="0.30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6600" draw:opacity="100%"/>
      <style:paragraph-properties fo:text-align="center" style:writing-mode="lr-tb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="solid" draw:fill-color="#cccccc" draw:opacity="100%"/>
      <style:paragraph-properties fo:text-align="center" style:writing-mode="lr-tb"/>
    </style:style>
    <style:style style:name="P5" style:family="paragraph">
      <loext:graphic-properties draw:fill="solid" draw:fill-color="#b8ffb8" draw:opacity="100%"/>
      <style:paragraph-properties fo:text-align="center" style:writing-mode="lr-tb"/>
    </style:style>
    <style:style style:name="P6" style:family="paragraph">
      <loext:graphic-properties draw:fill-color="#00dc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6.35cm" svg:height="1.779cm" draw:transform="rotate (-0.523598775598299) translate (4.385cm 16.42cm)">
            <draw:text-box>
              <text:p text:style-name="P1">Great Dorm</text:p>
            </draw:text-box>
          </draw:frame>
          <draw:custom-shape draw:style-name="gr2" draw:text-style-name="P3" draw:layer="layout" svg:width="14.859cm" svg:height="24.764cm" svg:x="3.032cm" svg:y="1.4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3.556cm" svg:height="2.519cm" draw:transform="rotate (-0.523598775598299) translate (11.91cm 11.006cm)">
            <draw:text-box>
              <text:p text:style-name="P1">Theater</text:p>
            </draw:text-box>
          </draw:frame>
          <draw:frame draw:style-name="gr4" draw:text-style-name="P5" draw:layer="layout" svg:width="3.556cm" svg:height="2.519cm" draw:transform="rotate (-0.523598775598299) translate (14.355cm 5.501cm)">
            <draw:text-box>
              <text:p text:style-name="P1">Gym</text:p>
            </draw:text-box>
          </draw:frame>
          <draw:frame draw:style-name="gr3" draw:text-style-name="P4" draw:layer="layout" svg:width="3.556cm" svg:height="2.519cm" draw:transform="rotate (-0.523598775598299) translate (5.141cm 10.031cm)">
            <draw:text-box>
              <text:p text:style-name="P1">Dining Hall</text:p>
            </draw:text-box>
          </draw:frame>
          <draw:custom-shape draw:style-name="gr5" draw:text-style-name="P6" draw:layer="layout" svg:width="2.921cm" svg:height="3.048cm" draw:transform="rotate (-0.5235987755983) translate (9.839cm 2.947cm)">
            <text:p text:style-name="P1">Library</text:p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6" draw:text-style-name="P2" draw:layer="layout" svg:width="1.651cm" svg:height="3.811cm" draw:transform="rotate (-0.523598775598299) translate (10.341cm 15.502cm)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Huss-Lederman</meta:initial-creator>
    <meta:creation-date>2021-02-19T13:08:27.730930242</meta:creation-date>
    <dc:date>2022-10-31T14:50:34.525385338</dc:date>
    <dc:creator>Steven Huss-Lederman</dc:creator>
    <meta:editing-duration>PT12M41S</meta:editing-duration>
    <meta:editing-cycles>6</meta:editing-cycles>
    <meta:generator>LibreOffice/7.4.1.2$MacOSX_X86_64 LibreOffice_project/3c58a8f3a960df8bc8fd77b461821e42c061c5f0</meta:generator>
    <meta:document-statistic meta:object-count="8"/>
  </office:meta>
</office:document-meta>
</file>